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ce3e" officeooo:paragraph-rsid="0017ce3e"/>
    </style:style>
    <style:style style:name="P2" style:family="paragraph" style:parent-style-name="Standard">
      <style:paragraph-properties fo:text-align="center" style:justify-single-word="false"/>
      <style:text-properties fo:font-weight="bold" officeooo:rsid="0017ce3e" officeooo:paragraph-rsid="0017ce3e" style:font-weight-asian="bold" style:font-weight-complex="bold"/>
    </style:style>
    <style:style style:name="P3" style:family="paragraph" style:parent-style-name="Standard">
      <style:text-properties fo:font-weight="bold" officeooo:rsid="001af462" officeooo:paragraph-rsid="001dab94" style:font-weight-asian="bold" style:font-weight-complex="bold"/>
    </style:style>
    <style:style style:name="P4" style:family="paragraph" style:parent-style-name="Standard">
      <style:text-properties fo:font-weight="bold" officeooo:rsid="00212abd" officeooo:paragraph-rsid="00212abd" style:font-weight-asian="bold" style:font-weight-complex="bold"/>
    </style:style>
    <style:style style:name="P5" style:family="paragraph" style:parent-style-name="Standard">
      <style:text-properties fo:font-weight="bold" officeooo:rsid="00246394" officeooo:paragraph-rsid="00246394" style:font-weight-asian="bold" style:font-weight-complex="bold"/>
    </style:style>
    <style:style style:name="P6" style:family="paragraph" style:parent-style-name="Standard">
      <style:paragraph-properties fo:text-align="center" style:justify-single-word="false"/>
      <style:text-properties officeooo:rsid="00201140" officeooo:paragraph-rsid="00201140"/>
    </style:style>
    <style:style style:name="P7" style:family="paragraph" style:parent-style-name="Standard">
      <style:text-properties officeooo:rsid="001af462" officeooo:paragraph-rsid="001dab94"/>
    </style:style>
    <style:style style:name="P8" style:family="paragraph" style:parent-style-name="Standard">
      <style:text-properties officeooo:rsid="00212abd" officeooo:paragraph-rsid="00212abd"/>
    </style:style>
    <style:style style:name="P9" style:family="paragraph" style:parent-style-name="Standard">
      <style:text-properties officeooo:rsid="00212abd" officeooo:paragraph-rsid="0022c984"/>
    </style:style>
    <style:style style:name="P10" style:family="paragraph" style:parent-style-name="Standard">
      <style:text-properties officeooo:rsid="00246394" officeooo:paragraph-rsid="00246394"/>
    </style:style>
    <style:style style:name="P11" style:family="paragraph" style:parent-style-name="Standard">
      <style:text-properties officeooo:rsid="00262c75" officeooo:paragraph-rsid="00262c75"/>
    </style:style>
    <style:style style:name="P12" style:family="paragraph" style:parent-style-name="Standard">
      <style:text-properties officeooo:rsid="0026a1a3" officeooo:paragraph-rsid="0026a1a3"/>
    </style:style>
    <style:style style:name="P13" style:family="paragraph" style:parent-style-name="Standard">
      <style:text-properties style:text-underline-style="solid" style:text-underline-width="auto" style:text-underline-color="font-color" officeooo:rsid="0026a1a3" officeooo:paragraph-rsid="0026a1a3"/>
    </style:style>
    <style:style style:name="P14" style:family="paragraph" style:parent-style-name="Standard">
      <style:text-properties officeooo:rsid="002762b4" officeooo:paragraph-rsid="002762b4"/>
    </style:style>
    <style:style style:name="P15" style:family="paragraph" style:parent-style-name="Standard">
      <style:text-properties officeooo:rsid="001af462" officeooo:paragraph-rsid="001dab94"/>
    </style:style>
    <style:style style:name="P16" style:family="paragraph" style:parent-style-name="Standard">
      <style:text-properties officeooo:rsid="002886c7" officeooo:paragraph-rsid="002886c7"/>
    </style:style>
    <style:style style:name="P17" style:family="paragraph" style:parent-style-name="Standard">
      <style:text-properties officeooo:rsid="00298068" officeooo:paragraph-rsid="00298068"/>
    </style:style>
    <style:style style:name="P18" style:family="paragraph" style:parent-style-name="Standard">
      <style:text-properties officeooo:rsid="002a6d45" officeooo:paragraph-rsid="002a6d45"/>
    </style:style>
    <style:style style:name="T1" style:family="text">
      <style:text-properties officeooo:rsid="001bde97"/>
    </style:style>
    <style:style style:name="T2" style:family="text">
      <style:text-properties officeooo:rsid="00212abd"/>
    </style:style>
    <style:style style:name="T3" style:family="text">
      <style:text-properties officeooo:rsid="0000a503"/>
    </style:style>
    <style:style style:name="T4" style:family="text">
      <style:text-properties officeooo:rsid="0022c984"/>
    </style:style>
    <style:style style:name="T5" style:family="text">
      <style:text-properties officeooo:rsid="00231c0d"/>
    </style:style>
    <style:style style:name="T6" style:family="text">
      <style:text-properties officeooo:rsid="00262c75"/>
    </style:style>
    <style:style style:name="T7" style:family="text">
      <style:text-properties officeooo:rsid="002729d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text:span text:style-name="T1">ompte-rendu</text:span> Projet <text:span text:style-name="T1">L</text:span>ong</text:p>
      <text:p text:style-name="P6"><text:span text:style-name="T2">4 avril</text:span> 2022</text:p>
      <text:p text:style-name="P1"/>
      <text:p text:style-name="P7"/>
      <text:p text:style-name="P4">Séance précédente</text:p>
      <text:p text:style-name="P8">Sortie de l’algorithme : la liste des pixels et le cluster auquel chacun de ces pixels appartient</text:p>
      <text:p text:style-name="P14">Make pour compiler le rapport</text:p>
      <text:p text:style-name="P8"/>
      <text:p text:style-name="P8"/>
      <text:p text:style-name="P4">Done</text:p>
      <text:p text:style-name="P12">Filtrer <text:span text:style-name="T7">le flux video</text:span> sur un range de HLS</text:p>
      <text:p text:style-name="P12"/>
      <text:p text:style-name="P13">Kmeans</text:p>
      <text:p text:style-name="P8">Filtrer les pixels blancs / trop sombres (bruit quand L trop bas)</text:p>
      <text:p text:style-name="P8">Afficher les données</text:p>
      <text:p text:style-name="P8">--<text:span text:style-name="T3">&gt; </text:span>np.array &amp; matplotlib.pyplot</text:p>
      <text:p text:style-name="P8">Saving and loading data (difficile dans l’arborescence)</text:p>
      <text:p text:style-name="P9">→<text:span text:style-name="T3"> </text:span><text:span text:style-name="T4">Pickle +</text:span><text:span text:style-name="T3"> </text:span><text:span text:style-name="T4">imports</text:span></text:p>
      <text:p text:style-name="P9"/>
      <text:p text:style-name="P9"/>
      <text:p text:style-name="P5">In progress</text:p>
      <text:p text:style-name="P10"><text:span text:style-name="T6">1. </text:span>Appliquer les résultats au flux vidéo : si un pixel appartient à un cluster, il est gardé.</text:p>
      <text:p text:style-name="P11">2. Une fois le preprocessing fait, comment identifier la main et ses points importants ?</text:p>
      <text:p text:style-name="P9"/>
      <text:p text:style-name="P7"/>
      <text:p text:style-name="P3">Questions</text:p>
      <text:p text:style-name="P7"><text:span text:style-name="T2">1. </text:span>Dans l’algo des kmeans pour la couleur de la main, je récupère tous les pixels puis j’enlève les pixels blancs. C’est une boucle for sur des millions de pixels donc c’est très long. Quelle solution ?</text:p>
      <text:p text:style-name="P7"/>
      <text:p text:style-name="P7"><text:span text:style-name="T5">2</text:span><text:span text:style-name="T2">. </text:span>Pour trouver les clusters sur des 1000ers de photos, il nous faut une grosse puissance de calcul. Y a-t-il des ordi que l’on peut utiliser ?</text:p>
      <text:p text:style-name="P7"/>
      <text:p text:style-name="P7"/>
      <text:p text:style-name="P7"/>
      <text:p text:style-name="P7"/>
      <text:p text:style-name="P16">Essayer avec RGB</text:p>
      <text:p text:style-name="P16">Essayer avec S plutôt que L</text:p>
      <text:p text:style-name="P16">Rajouter des points ou approximer avec un polygone</text:p>
      <text:p text:style-name="P16">Tester si ça fonctionne sur une image, voir combien de faux négatifs / faux positifs</text:p>
      <text:p text:style-name="P16"/>
      <text:p text:style-name="P17">Filtrer les points blancs avec openCV</text:p>
      <text:p text:style-name="P17">Paralléliser les opérations avec les 4 coeurs sur 4 thread</text:p>
      <text:p text:style-name="P17">Pas besoin de parcourir toutes les photos, les choisir à la main pour la couleur de peau</text:p>
      <text:p text:style-name="P17">Essayer de représenter par un tord et non un rectangle</text:p>
      <text:p text:style-name="P17"/>
      <text:p text:style-name="P18">Se focaliser sur la détection de lettres, faire des tests, montrer que ça march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24T13:38:41.483000000</meta:creation-date>
    <dc:date>2022-04-04T11:36:02.587000000</dc:date>
    <meta:editing-duration>PT1H51M6S</meta:editing-duration>
    <meta:editing-cycles>19</meta:editing-cycles>
    <meta:generator>LibreOffice/6.4.6.2$Windows_X86_64 LibreOffice_project/0ce51a4fd21bff07a5c061082cc82c5ed232f115</meta:generator>
    <meta:document-statistic meta:table-count="0" meta:image-count="0" meta:object-count="0" meta:page-count="1" meta:paragraph-count="28" meta:word-count="261" meta:character-count="1460" meta:non-whitespace-character-count="1228"/>
  </office:meta>
</office:document-meta>
</file>